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<text:a xlink:href="https://en.wikipedia.org/wiki/List_of_sovereign_states_and_dependent_territories_in_Europe" xlink:type="simple">List countries in Europe</text:a></text:p>
          </table:table-cell>
          <table:table-cell office:value-type="string" calcext:value-type="string">
            <text:p><text:a xlink:href="https://en.wikipedia.org/wiki/List_of_countries_and_dependencies_by_population" xlink:type="simple">List of countries and dependencies by population</text:a></text:p>
          </table:table-cell>
          <table:table-cell office:value-type="string" calcext:value-type="string">
            <text:p><text:a xlink:href="https://en.wikipedia.org/wiki/List_of_countries_by_population_(United_Nations)" xlink:type="simple">according UN</text:a>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Romania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Belgi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zech Republ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Hunga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Belar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rb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Slovakia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Croati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CI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478097" calcext:value-type="float">
            <text:p>145478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1130432" calcext:value-type="float">
            <text:p>411304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5533387" calcext:value-type="float">
            <text:p>355333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220112" calcext:value-type="float">
            <text:p>19220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64464" calcext:value-type="float">
            <text:p>101644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506000" calcext:value-type="float">
            <text:p>9506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349645" calcext:value-type="float">
            <text:p>93496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700000" calcext:value-type="float">
            <text:p>67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118000" calcext:value-type="float">
            <text:p>6118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style-name="ce2" office:value-type="float" office:value="3728573" calcext:value-type="float">
            <text:p>37285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table:style-name="ce2" office:value-type="float" office:value="2963900" calcext:value-type="float">
            <text:p>29639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ldova</text:p>
          </table:table-cell>
          <table:table-cell table:style-name="ce2" office:value-type="float" office:value="2597100" calcext:value-type="float">
            <text:p>2597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Western Asia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183741" calcext:value-type="float">
            <text:p>831837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2340088" calcext:value-type="float">
            <text:p>823400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8433600" calcext:value-type="float">
            <text:p>38433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3702756" calcext:value-type="float">
            <text:p>3370275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zbekistan</text:p>
          </table:table-cell>
          <table:table-cell table:style-name="ce3" office:value-type="float" office:value="32476244" calcext:value-type="float">
            <text:p>3247624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emen</text:p>
          </table:table-cell>
          <table:table-cell table:style-name="ce3" office:value-type="float" office:value="28498683" calcext:value-type="float">
            <text:p>28498683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6945057" calcext:value-type="float">
            <text:p>16945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965318" calcext:value-type="float">
            <text:p>9965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630959" calcext:value-type="float">
            <text:p>963095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jikistan</text:p>
          </table:table-cell>
          <table:table-cell table:style-name="ce3" office:value-type="float" office:value="9100835" calcext:value-type="float">
            <text:p>9100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381516" calcext:value-type="float">
            <text:p>83815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59408" calcext:value-type="float">
            <text:p>68594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829473" calcext:value-type="float">
            <text:p>4829473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6:18:27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0:58:08.607000000</meta:creation-date>
    <dc:date>2022-05-12T18:43:24.740000000</dc:date>
    <meta:editing-duration>PT6H35S</meta:editing-duration>
    <meta:editing-cycles>6</meta:editing-cycles>
    <meta:generator>LibreOffice/7.1.5.2$Windows_X86_64 LibreOffice_project/85f04e9f809797b8199d13c421bd8a2b025d52b5</meta:generator>
    <meta:document-statistic meta:table-count="1" meta:cell-count="136" meta:object-count="0"/>
  </office:meta>
</office:document-meta>
</file>